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00%"/>
      <style:text-properties officeooo:paragraph-rsid="005129c9"/>
    </style:style>
    <style:style style:name="T1" style:family="text">
      <style:text-properties fo:language="en" fo:country="GB" officeooo:rsid="0024ae6b"/>
    </style:style>
    <style:style style:name="T2" style:family="text">
      <style:text-properties fo:language="en" fo:country="GB" officeooo:rsid="003f3528"/>
    </style:style>
    <style:style style:name="T3" style:family="text">
      <style:text-properties fo:language="en" fo:country="GB" officeooo:rsid="004f07ef"/>
    </style:style>
    <style:style style:name="T4" style:family="text">
      <style:text-properties fo:language="en" fo:country="GB" officeooo:rsid="005129c9"/>
    </style:style>
    <style:style style:name="T5" style:family="text">
      <style:text-properties fo:language="en" fo:country="GB" officeooo:rsid="0030640c"/>
    </style:style>
    <style:style style:name="T6" style:family="text">
      <style:text-properties officeooo:rsid="0052f62b"/>
    </style:style>
    <style:style style:name="T7" style:family="text">
      <style:text-properties officeooo:rsid="0054a865"/>
    </style:style>
    <style:style style:name="T8" style:family="text">
      <style:text-properties officeooo:rsid="005c6374"/>
    </style:style>
    <style:style style:name="T9" style:family="text">
      <style:text-properties officeooo:rsid="005f89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* Algorithm</text:p>
      <text:p text:style-name="Subtitle">Intro</text:p>
      <text:p text:style-name="P1"><text:span text:style-name="T1">I </text:span><text:span text:style-name="T5">have made a </text:span><text:span text:style-name="T3">path finding</text:span><text:span text:style-name="T5"> solver. It is available on &lt;</text:span><text:span text:style-name="T2">a href=https://github.com/c3ypt1c/JS-A-Star-Path-Finding/&gt;</text:span><text:span text:style-name="T5">GitHub&lt;/</text:span><text:span text:style-name="T4">a&gt;</text:span><text:span text:style-name="T5"> and you can see the demo &lt;</text:span><text:span text:style-name="T4">a href=https://c3ypt1c.github.io/JS-A-Star-Path-Finding/&gt;</text:span><text:span text:style-name="T5">here&lt;/</text:span><text:span text:style-name="T2">a&gt;</text:span><text:span text:style-name="T5">. </text:span><text:span text:style-name="T6">This program implements the &lt;</text:span><text:span text:style-name="T7">a href=https://en.wikipedia.org/wiki/A*_search_algorithm&gt;</text:span><text:span text:style-name="T6">A* algorithm&lt;/</text:span><text:span text:style-name="T7">a&gt;</text:span><text:span text:style-name="T6">. </text:span></text:p>
      <text:p text:style-name="Subtitle">Solver</text:p>
      <text:p text:style-name="Standard">The solver looks like this: </text:p>
      <text:p text:style-name="Standard">&lt;br&gt;&lt;img <text:span text:style-name="T9">alt="An example of a path that has been found by my algorithm"</text:span> src="Resources/FileImages/A<text:span text:style-name="T8">S</text:span>tar/A_Star_Solver_Example.png" class="d-block mx-auto"&gt;&lt;br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6T19:57:50.868642298</meta:creation-date>
    <dc:date>2021-02-10T14:13:33.410358876</dc:date>
    <meta:editing-duration>P1DT5H10M9S</meta:editing-duration>
    <meta:editing-cycles>70</meta:editing-cycles>
    <meta:generator>LibreOffice/7.0.4.2$Linux_X86_64 LibreOffice_project/00$Build-2</meta:generator>
    <meta:document-statistic meta:table-count="0" meta:image-count="0" meta:object-count="0" meta:page-count="1" meta:paragraph-count="6" meta:word-count="53" meta:character-count="531" meta:non-whitespace-character-count="482"/>
  </office:meta>
</office:document-meta>
</file>